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1" fo:font-size="12pt"/>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Times New Roman1" fo:font-size="12pt"/>
    </style:style>
    <style:style style:name="T4" style:family="text">
      <style:text-properties fo:font-weight="bold"/>
    </style:style>
    <style:style style:name="T5"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Resumo:</text:span></text:p>
      <text:p text:style-name="P1"><text:tab/></text:p>
      <text:p text:style-name="P1"><text:tab/>Diante da aceitação pela comunidade científica do fenômeno chamado <text:span text:style-name="T2">aquecimento global</text:span>, a sociedade busca <text:span text:style-name="T2">alternativas energéticas</text:span> para manter um ritmo de <text:span text:style-name="T2">crescimento econômico</text:span> <text:span text:style-name="T2">sustentável</text:span>, de maneira a não prejudicar o ambiente. <text:span text:style-name="T2">Usinas termoelétricas</text:span> são apontadas como grandes emissoras de gases estufa. Em contrapartida, <text:span text:style-name="T2">hidrelétricas </text:span>são consideradas uma possível solução, porém, também ocasionam <text:span text:style-name="T2">impactos ambientais</text:span> negativos.</text:p>
      <text:p text:style-name="P1"/>
      <text:p text:style-name="P1"><text:tab/><text:span text:style-name="T1">Introdução:</text:span></text:p>
      <text:p text:style-name="P1"/>
      <text:p text:style-name="P1"><text:tab/><text:span text:style-name="T3">De acordo com quarto relatório do Painel Intergovernamental de Mudanças Climáticas (IPCC) publicado em 2007, cerca de 2500 especialistas concluíram que a temperatura média do planeta subiu 0,7ºC no século XX, dando como inequívoco o aquecimento do sistema climático mundial e afirmando que esse aumento não pode ser atribuído somente à alterações naturais. Paralelamente, observaram um aumento no nível de dióxido de carbono na atmosfera.</text:span></text:p>
      <text:p text:style-name="P1"><text:tab/><text:span text:style-name="T3">Para facilitar a compreensão do texto, a seguir será fornecida uma breve revisão sobre <text:s/>os conceitos:</text:span></text:p>
      <text:p text:style-name="P2"><text:tab/><text:span text:style-name="T1">Alternativas energéticas</text:span> possuem as seguintes características: geram grande volume de energia por unidade de massa, são fáceis de acessar, transportar e armazenar além de causarem baixo impacto ambiental e serem renováveis;</text:p>
      <text:p text:style-name="P1"><text:s/><text:tab/><text:span text:style-name="T1">Desenvolvimento sustentável</text:span> é aquele que atende às necessidades do presente sem comprometer a capacidade das gerações futuras de satisfazer as próprias necessidades, definição contida na relatório de Bruntland, publicado pela Organização da Nações Unidas em 1987; e</text:p>
      <text:p text:style-name="P1"><text:tab/><text:span text:style-name="T4">Impacto Ambiental</text:span> é qualquer alteração benéfica ou adversa das propriedades do meio ambiente, causada pelas atividades antrópicas, como o lançamento de efluentes, desmatamentos, etc, que tem como consequência afetar a saúde, segurança, bem-estar da população, atividades econômicas e sociais e a qualidade dos recursos ambientais, de acordo com a Resolução do Conselho Nacional do Meio Ambiente publicada em 2002.</text:p>
      <text:p text:style-name="P1"/>
      <text:p text:style-name="P1"><text:tab/><text:span text:style-name="T1">Desenvolvimento:</text:span></text:p>
      <text:p text:style-name="P3"/>
      <text:p text:style-name="P4"><text:tab/>Na busca pela redução dos impactos negativos causados pelo aquecimento global, os governos passaram a investir pesadamente em soluções de geração de energia que não dependam da queima de combustíveis fósseis. </text:p>
      <text:p text:style-name="P4"><text:tab/>Dentre as alternativas propostas, podemos citar a energia Solar; a energia Eólica, que apresenta atualmente crescimento explosivo em sua utilização devido ao barateamento da tecnologia dos geradores; a energia das Marés que ainda não foi implantada comercialmente; a energia da Biomassa, alternativa interessante por ter um balanço zero na emissão de carbono e, por fim, a energia Hidrelétrica, que converte a energia hidráulica em elétrica através do represamento do curso dos rios.</text:p>
      <text:p text:style-name="P4"><text:tab/>A energia hidrelétrica atualmente corresponde a 20% da eletricidade gerada no mundo. No Brasil, 42% da energia e 90% da eletricidade são geradas por meio de usinas hidrelétricas, segundo o Prof. Doutor Luis Schiesari, da Universidade de São Paulo. A Usina Hidrelétrica de Itaipu, na fronteira entre o Brasil e o Paraguai é a segunda maior usina hidrelétrica do mundo, sendo de vital importância para a geração energética e elétrica brasileira.</text:p>
      <text:p text:style-name="P1"><text:span text:style-name="T5"><text:tab/>Há muitos impactos resultantes da implantação e utilização deste tipo de usina, dentre os quais podemos citar a destruição de habitats no enchimento do reservatório, a alteração do fluxo natural do rio, interrompendo as vias de migração de peixes, a potencial salinização da água do reservatório, o assoreamento no reservatório, causando a diminuição de sua vida útil e de sua capacidade de gerar energia. Além disso, há os impactos sociais, como a migração da mão-de-obra e o deslocamento de populações ribeirinhas. Um dado novo e extremamente importante é que devido à decomposição da vegetação alagada, há uma relevante contribuição na emissão de gases estufa, principalmente o gás metano. De acordo com u</text:span>m estudo conduzido pelo pesquisador do Instituto Nacional de Pesquisas da Amazônia (Inpa) Alexandre Kemenes, a emissão anual de gás metano pela hidrelétrica de Balbina, construída no rio Uatumã, município de Presidente Figueiredo (80 quilômetros ao norte de Manaus), equivale a 8% do carbono emitido anualmente pela queima de combustíveis fósseis na cidade de São Paulo - SP.</text:p>
      <text:p text:style-name="P1"><text:span text:style-name="T5"><text:tab/>O </text:span>metano concentrado no fundo dos lagos chega até as turbinas e é liberado na atmosfera no momento em que a água perde pressão, da mesma maneira que uma garrafa de refrigerante ou de champanhe borbulha logo depois de ser aberta. Existem atualmente dois grupos de pesquisa, um no Inpe (Instituto Nacional de Pesquisas Espaciais) e outro no Inpa elaborando maneiras de capturar o gás metano (CH4) liberado pela água que passa nas turbinas e queimá-lo para gerar mais energia.</text:p>
      <text:p text:style-name="P4"/>
      <text:p text:style-name="P3"><text:tab/>Conclusão:</text:p>
      <text:p text:style-name="P4"/>
      <text:p text:style-name="P4"><text:tab/>A energia hidráulica continuará sendo a principal fonte geradora de energia elétrica no Brasil. Há uma tendência recente na descentralização no fornecimento de energia, através da construção de pequenas centrais em oposição aos megaprojetos, que envolvem enormes custos de construção, implantação e manutenção além de grandes impactos ambientais.</text:p>
      <text:p text:style-name="P1"><text:span text:style-name="T5"><text:tab/>Na verdade as propostas de fontes de energia “limpas” devem ser encaradas com ressalvas, pois como vimos elas podem contribuir de alguma maneira para o aquecimento global, e <text:s/>prejudicam o ambiente de outras maneiras, como a poluição visual causada pela energia eólica.</text:span></text:p>
      <text:p text:style-name="P4"><text:tab/>Deve-se procurar a diversificação da matriz energética, visando a redução do impacto ambiental negativo através da redução da dependência dos combustíveis fósseis. Entretanto, não há uma fonte de energia que possa ser considerada ideal, mas sim um leque de opções que se complementam e devem ser desenvolvidas com grande enfoque em pesqui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7$Build-9044</meta:generator>
    <meta:creation-date>2008-05-13T15:13:11</meta:creation-date>
    <dc:date>2008-05-13T17:36:41</dc:date>
    <meta:print-date>2008-05-13T17:36:30</meta:print-date>
    <dc:language>pt-BR</dc:language>
    <meta:editing-cycles>6</meta:editing-cycles>
    <meta:editing-duration>PT2H5M19S</meta:editing-duration>
    <meta:user-defined meta:name="Info 1"/>
    <meta:user-defined meta:name="Info 2"/>
    <meta:user-defined meta:name="Info 3"/>
    <meta:user-defined meta:name="Info 4"/>
    <meta:document-statistic meta:table-count="0" meta:image-count="0" meta:object-count="0" meta:page-count="2" meta:paragraph-count="19" meta:word-count="836" meta:character-count="5580"/>
  </office:meta>
</office:document-meta>
</file>